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Open Sans" svg:font-family="'Open Sans', sans-serif"/>
    <style:font-face style:name="arial1" svg:font-family="arial, sans-serif"/>
    <style:font-face style:name="arial" svg:font-family="arial, sans-serif-light,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27efa" officeooo:paragraph-rsid="00132a32"/>
    </style:style>
    <style:style style:name="P2" style:family="paragraph" style:parent-style-name="Text_20_body">
      <style:text-properties officeooo:rsid="0013b5cc" officeooo:paragraph-rsid="0013b5cc"/>
    </style:style>
    <style:style style:name="P3" style:family="paragraph" style:parent-style-name="Text_20_body">
      <style:text-properties officeooo:rsid="00159e61" officeooo:paragraph-rsid="00159e61"/>
    </style:style>
    <style:style style:name="P4" style:family="paragraph" style:parent-style-name="Text_20_body">
      <style:text-properties officeooo:rsid="00159e61" officeooo:paragraph-rsid="00161e5f"/>
    </style:style>
    <style:style style:name="P5" style:family="paragraph" style:parent-style-name="Text_20_body">
      <style:text-properties officeooo:rsid="0017e0c5" officeooo:paragraph-rsid="0017e0c5"/>
    </style:style>
    <style:style style:name="P6" style:family="paragraph" style:parent-style-name="Text_20_body">
      <style:text-properties style:text-underline-style="solid" style:text-underline-width="auto" style:text-underline-color="font-color" officeooo:rsid="0017e0c5" officeooo:paragraph-rsid="0017e0c5"/>
    </style:style>
    <style:style style:name="P7" style:family="paragraph" style:parent-style-name="Text_20_body">
      <style:text-properties style:text-underline-style="solid" style:text-underline-width="auto" style:text-underline-color="font-color" officeooo:rsid="00127efa" officeooo:paragraph-rsid="00127efa"/>
    </style:style>
    <style:style style:name="P8" style:family="paragraph" style:parent-style-name="Text_20_body">
      <style:text-properties fo:font-variant="normal" fo:text-transform="none" style:font-name="arial" fo:font-size="12pt" fo:letter-spacing="normal" fo:font-style="normal" fo:font-weight="normal" officeooo:rsid="001a0255" officeooo:paragraph-rsid="001a0255" style:font-size-asian="12pt" style:font-size-complex="12pt"/>
    </style:style>
    <style:style style:name="P9" style:family="paragraph" style:parent-style-name="Text_20_body">
      <style:text-properties fo:font-variant="normal" fo:text-transform="none" style:font-name="arial" fo:font-size="12pt" fo:letter-spacing="normal" fo:font-style="normal" fo:font-weight="normal" officeooo:rsid="001a80ed" officeooo:paragraph-rsid="001ba261" style:font-size-asian="12pt" style:font-size-complex="12pt"/>
    </style:style>
    <style:style style:name="P10" style:family="paragraph" style:parent-style-name="Text_20_body">
      <style:text-properties fo:font-variant="normal" fo:text-transform="none" style:font-name="arial" fo:font-size="12pt" fo:letter-spacing="normal" fo:font-style="normal" fo:font-weight="normal" officeooo:rsid="001ba261" officeooo:paragraph-rsid="001ba261" style:font-size-asian="12pt" style:font-size-complex="12pt"/>
    </style:style>
    <style:style style:name="P11" style:family="paragraph" style:parent-style-name="Text_20_body">
      <style:text-properties fo:font-variant="normal" fo:text-transform="none" style:font-name="arial" fo:font-size="12pt" fo:letter-spacing="normal" fo:font-style="normal" fo:font-weight="normal" officeooo:rsid="001d989f" officeooo:paragraph-rsid="001d989f" style:font-size-asian="12pt" style:font-size-complex="12pt"/>
    </style:style>
    <style:style style:name="P12" style:family="paragraph" style:parent-style-name="Text_20_body">
      <style:text-properties fo:font-variant="normal" fo:text-transform="none" style:font-name="arial" fo:font-size="12pt" fo:letter-spacing="normal" fo:font-style="normal" fo:font-weight="normal" officeooo:rsid="001dc98a" officeooo:paragraph-rsid="001dc98a" style:font-size-asian="12pt" style:font-size-complex="12pt"/>
    </style:style>
    <style:style style:name="P13" style:family="paragraph" style:parent-style-name="Text_20_body">
      <style:text-properties fo:font-variant="normal" fo:text-transform="none" style:font-name="arial" fo:font-size="12pt" fo:letter-spacing="normal" fo:font-style="normal" fo:font-weight="normal" officeooo:rsid="001f5cad" officeooo:paragraph-rsid="001f5cad" style:font-size-asian="12pt" style:font-size-complex="12pt"/>
    </style:style>
    <style:style style:name="P14" style:family="paragraph" style:parent-style-name="Text_20_body">
      <style:text-properties fo:font-variant="normal" fo:text-transform="none" style:font-name="arial" fo:font-size="12pt" fo:letter-spacing="normal" fo:font-style="normal" fo:font-weight="normal" officeooo:rsid="002287f9" officeooo:paragraph-rsid="002287f9" style:font-size-asian="12pt" style:font-size-complex="12pt"/>
    </style:style>
    <style:style style:name="P15" style:family="paragraph" style:parent-style-name="Text_20_body">
      <style:text-properties fo:font-variant="normal" fo:text-transform="none" style:font-name="arial" fo:font-size="12pt" fo:letter-spacing="normal" fo:font-style="normal" fo:font-weight="normal" officeooo:rsid="002287f9" officeooo:paragraph-rsid="00283cf8" style:font-size-asian="12pt" style:font-size-complex="12pt"/>
    </style:style>
    <style:style style:name="P16" style:family="paragraph" style:parent-style-name="Text_20_body">
      <style:text-properties fo:font-variant="normal" fo:text-transform="none" style:font-name="arial" fo:font-size="12pt" fo:letter-spacing="normal" fo:font-style="normal" fo:font-weight="normal" officeooo:paragraph-rsid="002a0ece"/>
    </style:style>
    <style:style style:name="P17" style:family="paragraph" style:parent-style-name="Text_20_body">
      <style:text-properties fo:font-variant="normal" fo:text-transform="none" style:font-name="arial" fo:font-size="12pt" fo:letter-spacing="normal" fo:font-style="normal" fo:font-weight="normal" officeooo:rsid="002ec1b6" officeooo:paragraph-rsid="002ec1b6"/>
    </style:style>
    <style:style style:name="P18" style:family="paragraph" style:parent-style-name="Text_20_body">
      <style:text-properties fo:font-variant="normal" fo:text-transform="none" style:font-name="arial" fo:font-size="12pt" fo:letter-spacing="normal" fo:font-style="normal" fo:font-weight="normal" officeooo:rsid="0031404e" officeooo:paragraph-rsid="0031404e"/>
    </style:style>
    <style:style style:name="P19" style:family="paragraph" style:parent-style-name="Text_20_body">
      <style:text-properties fo:font-variant="normal" fo:text-transform="none" style:font-name="arial" fo:font-size="12pt" fo:letter-spacing="normal" fo:font-style="normal" fo:font-weight="normal" officeooo:rsid="0033b66c" officeooo:paragraph-rsid="003ac8c8"/>
    </style:style>
    <style:style style:name="P20" style:family="paragraph" style:parent-style-name="Text_20_body">
      <style:text-properties fo:font-variant="normal" fo:text-transform="none" style:font-name="arial" fo:font-size="12pt" fo:letter-spacing="normal" fo:font-style="normal" fo:font-weight="normal" officeooo:paragraph-rsid="00309c33"/>
    </style:style>
    <style:style style:name="P21" style:family="paragraph" style:parent-style-name="Text_20_body">
      <style:text-properties fo:font-variant="normal" fo:text-transform="none" style:font-name="arial" fo:font-size="12pt" fo:letter-spacing="normal" fo:font-style="normal" fo:font-weight="normal" officeooo:rsid="003c3672" officeooo:paragraph-rsid="003c3672"/>
    </style:style>
    <style:style style:name="P22" style:family="paragraph" style:parent-style-name="Text_20_body">
      <style:text-properties fo:font-variant="normal" fo:text-transform="none" style:font-name="arial" fo:font-size="12pt" fo:letter-spacing="normal" fo:font-style="normal" fo:font-weight="normal" officeooo:rsid="003f4d06" officeooo:paragraph-rsid="003f4d06"/>
    </style:style>
    <style:style style:name="P23" style:family="paragraph" style:parent-style-name="Text_20_body">
      <style:text-properties fo:font-variant="normal" fo:text-transform="none" style:font-name="arial" fo:font-size="12pt" fo:letter-spacing="normal" fo:font-style="normal" fo:font-weight="normal" officeooo:rsid="004029f2" officeooo:paragraph-rsid="004029f2"/>
    </style:style>
    <style:style style:name="P24" style:family="paragraph" style:parent-style-name="Text_20_body">
      <style:text-properties fo:font-variant="normal" fo:text-transform="none" style:font-name="arial" fo:font-size="12pt" fo:letter-spacing="normal" fo:font-style="normal" fo:font-weight="normal" officeooo:rsid="00424543" officeooo:paragraph-rsid="00424543"/>
    </style:style>
    <style:style style:name="P25" style:family="paragraph" style:parent-style-name="Text_20_body">
      <style:text-properties fo:font-variant="normal" fo:text-transform="none" fo:color="#222222" style:font-name="arial1" fo:font-size="12pt" fo:letter-spacing="normal" fo:font-style="normal" fo:font-weight="normal" officeooo:rsid="002c0c25" officeooo:paragraph-rsid="002a0ece" style:font-size-asian="12pt" style:font-size-complex="12pt"/>
    </style:style>
    <style:style style:name="P26" style:family="paragraph" style:parent-style-name="Text_20_body">
      <style:text-properties fo:font-variant="normal" fo:text-transform="none" fo:color="#222222" style:font-name="arial1" fo:font-size="12pt" fo:letter-spacing="normal" fo:font-style="normal" fo:font-weight="normal" officeooo:rsid="0039d439" officeooo:paragraph-rsid="003ac8c8" style:font-size-asian="12pt" style:font-size-complex="12pt"/>
    </style:style>
    <style:style style:name="P27" style:family="paragraph" style:parent-style-name="Text_20_body">
      <style:text-properties fo:font-variant="normal" fo:text-transform="none" fo:color="#222222" style:font-name="arial1" fo:font-size="12pt" fo:letter-spacing="normal" fo:font-style="normal" fo:font-weight="normal" officeooo:rsid="003c3672" officeooo:paragraph-rsid="003ac8c8" style:font-size-asian="12pt" style:font-size-complex="12pt"/>
    </style:style>
    <style:style style:name="P28" style:family="paragraph" style:parent-style-name="Text_20_body">
      <style:text-properties fo:font-variant="normal" fo:text-transform="none" fo:color="#222222" style:font-name="arial1" fo:font-size="12pt" fo:letter-spacing="normal" fo:font-style="normal" fo:font-weight="normal" officeooo:rsid="003e2782" officeooo:paragraph-rsid="003e2782" style:font-size-asian="12pt" style:font-size-complex="12pt"/>
    </style:style>
    <style:style style:name="P29" style:family="paragraph" style:parent-style-name="Text_20_body">
      <style:text-properties fo:font-variant="normal" fo:text-transform="none" fo:color="#222222" style:font-name="arial1" fo:font-size="12pt" fo:letter-spacing="normal" fo:font-style="normal" fo:font-weight="normal" officeooo:rsid="004029f2" officeooo:paragraph-rsid="004029f2" style:font-size-asian="12pt" style:font-size-complex="12pt"/>
    </style:style>
    <style:style style:name="P30" style:family="paragraph" style:parent-style-name="Text_20_body" style:list-style-name="L1">
      <style:text-properties officeooo:paragraph-rsid="0013b5cc"/>
    </style:style>
    <style:style style:name="P31" style:family="paragraph" style:parent-style-name="Text_20_body" style:list-style-name="L1">
      <style:text-properties officeooo:rsid="0013d781" officeooo:paragraph-rsid="0013d781"/>
    </style:style>
    <style:style style:name="P32" style:family="paragraph" style:parent-style-name="Text_20_body" style:list-style-name="L2">
      <style:text-properties fo:font-variant="normal" fo:text-transform="none" style:font-name="arial" fo:font-size="12pt" fo:letter-spacing="normal" fo:font-style="normal" fo:font-weight="normal" officeooo:rsid="0019111f" officeooo:paragraph-rsid="0019111f" style:font-size-asian="12pt" style:font-size-complex="12pt"/>
    </style:style>
    <style:style style:name="P33" style:family="paragraph" style:parent-style-name="Text_20_body" style:list-style-name="L2">
      <style:text-properties fo:font-variant="normal" fo:text-transform="none" style:font-name="arial" fo:font-size="12pt" fo:letter-spacing="normal" fo:font-style="normal" fo:font-weight="normal" officeooo:rsid="001a0255" officeooo:paragraph-rsid="001a0255" style:font-size-asian="12pt" style:font-size-complex="12pt"/>
    </style:style>
    <style:style style:name="P34" style:family="paragraph" style:parent-style-name="Text_20_body">
      <style:text-properties fo:font-variant="normal" fo:text-transform="none" fo:color="#222222" style:font-name="arial1" fo:font-size="12pt" fo:letter-spacing="normal" fo:font-style="normal" fo:font-weight="normal" officeooo:rsid="00424543" officeooo:paragraph-rsid="004029f2" style:font-size-asian="12pt" style:font-size-complex="12pt"/>
    </style:style>
    <style:style style:name="P35" style:family="paragraph" style:parent-style-name="Text_20_body">
      <style:text-properties fo:font-variant="normal" fo:text-transform="none" fo:color="#222222" style:font-name="arial1" fo:font-size="12pt" fo:letter-spacing="normal" fo:font-style="normal" fo:font-weight="normal" officeooo:rsid="00424543" officeooo:paragraph-rsid="00424543" style:font-size-asian="12pt" style:font-size-complex="12pt"/>
    </style:style>
    <style:style style:name="T1" style:family="text">
      <style:text-properties fo:font-variant="normal" fo:text-transform="none" fo:color="#6f7a89" style:font-name="Open Sans" fo:font-size="9.75pt" fo:letter-spacing="normal" fo:font-style="normal" fo:font-weight="normal" officeooo:rsid="00132a32" loext:padding="0in" loext:border="none"/>
    </style:style>
    <style:style style:name="T2" style:family="text">
      <style:text-properties fo:font-variant="normal" fo:text-transform="none" fo:color="#000000" style:font-name="Arial" fo:font-size="12pt" fo:letter-spacing="normal" fo:font-style="normal" fo:font-weight="normal" officeooo:rsid="0013b5cc" style:font-size-asian="12pt" style:font-size-complex="12pt"/>
    </style:style>
    <style:style style:name="T3" style:family="text">
      <style:text-properties fo:font-variant="normal" fo:text-transform="none" style:font-name="arial" fo:font-size="12pt" fo:letter-spacing="normal" fo:font-style="normal" fo:font-weight="normal" style:font-size-asian="12pt" style:font-size-complex="12pt"/>
    </style:style>
    <style:style style:name="T4" style:family="text">
      <style:text-properties fo:font-variant="normal" fo:text-transform="none" style:font-name="arial" fo:font-size="12pt" fo:letter-spacing="normal" fo:font-style="normal" fo:font-weight="normal" officeooo:rsid="00161e5f" style:font-size-asian="12pt" style:font-size-complex="12pt"/>
    </style:style>
    <style:style style:name="T5" style:family="text">
      <style:text-properties fo:font-variant="normal" fo:text-transform="none" style:font-name="arial" fo:font-size="12pt" fo:letter-spacing="normal" fo:font-style="normal" fo:font-weight="normal" officeooo:rsid="0019111f" style:font-size-asian="12pt" style:font-size-complex="12pt"/>
    </style:style>
    <style:style style:name="T6" style:family="text">
      <style:text-properties fo:font-variant="normal" fo:text-transform="none" style:font-name="arial" fo:font-size="12pt" fo:letter-spacing="normal" fo:font-style="normal" fo:font-weight="normal" officeooo:rsid="001a80ed" style:font-size-asian="12pt" style:font-size-complex="12pt"/>
    </style:style>
    <style:style style:name="T7" style:family="text">
      <style:text-properties officeooo:rsid="00132a32"/>
    </style:style>
    <style:style style:name="T8" style:family="text">
      <style:text-properties officeooo:rsid="0013b5cc"/>
    </style:style>
    <style:style style:name="T9" style:family="text">
      <style:text-properties fo:font-size="12pt" style:font-size-asian="12pt" style:font-size-complex="12pt"/>
    </style:style>
    <style:style style:name="T10" style:family="text">
      <style:text-properties officeooo:rsid="00159e61"/>
    </style:style>
    <style:style style:name="T11" style:family="text">
      <style:text-properties officeooo:rsid="0019111f"/>
    </style:style>
    <style:style style:name="T12" style:family="text">
      <style:text-properties officeooo:rsid="001a914d"/>
    </style:style>
    <style:style style:name="T13" style:family="text">
      <style:text-properties officeooo:rsid="001ccbff"/>
    </style:style>
    <style:style style:name="T14" style:family="text">
      <style:text-properties officeooo:rsid="001f5cad"/>
    </style:style>
    <style:style style:name="T15" style:family="text">
      <style:text-properties style:text-position="super 58%"/>
    </style:style>
    <style:style style:name="T16" style:family="text">
      <style:text-properties officeooo:rsid="0020d38f"/>
    </style:style>
    <style:style style:name="T17" style:family="text">
      <style:text-properties officeooo:rsid="002287f9"/>
    </style:style>
    <style:style style:name="T18" style:family="text">
      <style:text-properties officeooo:rsid="00243c32"/>
    </style:style>
    <style:style style:name="T19" style:family="text">
      <style:text-properties officeooo:rsid="00262d18"/>
    </style:style>
    <style:style style:name="T20" style:family="text">
      <style:text-properties officeooo:rsid="00283cf8"/>
    </style:style>
    <style:style style:name="T21" style:family="text">
      <style:text-properties fo:color="#222222" style:font-name="arial1"/>
    </style:style>
    <style:style style:name="T22" style:family="text">
      <style:text-properties fo:color="#222222" style:font-name="arial1" officeooo:rsid="002a0ece"/>
    </style:style>
    <style:style style:name="T23" style:family="text">
      <style:text-properties fo:color="#222222" style:font-name="arial1" style:font-size-asian="12pt" style:font-size-complex="12pt"/>
    </style:style>
    <style:style style:name="T24" style:family="text">
      <style:text-properties fo:color="#222222" style:font-name="arial1" officeooo:rsid="0029920f" style:font-size-asian="12pt" style:font-size-complex="12pt"/>
    </style:style>
    <style:style style:name="T25" style:family="text">
      <style:text-properties fo:color="#222222" style:font-name="arial1" officeooo:rsid="002a9f44" style:font-size-asian="12pt" style:font-size-complex="12pt"/>
    </style:style>
    <style:style style:name="T26" style:family="text">
      <style:text-properties fo:color="#222222" style:font-name="arial1" officeooo:rsid="002c0c25" style:font-size-asian="12pt" style:font-size-complex="12pt"/>
    </style:style>
    <style:style style:name="T27" style:family="text">
      <style:text-properties fo:color="#222222" style:font-name="arial1" officeooo:rsid="00333b1e" style:font-size-asian="12pt" style:font-size-complex="12pt"/>
    </style:style>
    <style:style style:name="T28" style:family="text">
      <style:text-properties fo:color="#222222" style:font-name="arial1" officeooo:rsid="0033b66c" style:font-size-asian="12pt" style:font-size-complex="12pt"/>
    </style:style>
    <style:style style:name="T29" style:family="text">
      <style:text-properties fo:color="#222222" style:font-name="arial1" officeooo:rsid="00309c33" style:font-size-asian="12pt" style:font-size-complex="12pt"/>
    </style:style>
    <style:style style:name="T30" style:family="text">
      <style:text-properties fo:color="#222222" style:font-name="arial1" officeooo:rsid="00361cb9" style:font-size-asian="12pt" style:font-size-complex="12pt"/>
    </style:style>
    <style:style style:name="T31" style:family="text">
      <style:text-properties fo:color="#222222" style:font-name="arial1" officeooo:rsid="00381878" style:font-size-asian="12pt" style:font-size-complex="12pt"/>
    </style:style>
    <style:style style:name="T32" style:family="text">
      <style:text-properties fo:color="#222222" style:font-name="arial1" officeooo:rsid="0039d439" style:font-size-asian="12pt" style:font-size-complex="12pt"/>
    </style:style>
    <style:style style:name="T33" style:family="text">
      <style:text-properties fo:color="#222222" style:font-name="arial1" officeooo:rsid="003ac8c8" style:font-size-asian="12pt" style:font-size-complex="12pt"/>
    </style:style>
    <style:style style:name="T34" style:family="text">
      <style:text-properties fo:color="#222222" style:font-name="arial1" officeooo:rsid="003c3672" style:font-size-asian="12pt" style:font-size-complex="12pt"/>
    </style:style>
    <style:style style:name="T35" style:family="text">
      <style:text-properties fo:color="#222222" style:font-name="arial1" officeooo:rsid="003e2782" style:font-size-asian="12pt" style:font-size-complex="12pt"/>
    </style:style>
    <style:style style:name="T36" style:family="text">
      <style:text-properties fo:color="#222222" style:font-name="arial1" officeooo:rsid="00401ff2" style:font-size-asian="12pt" style:font-size-complex="12pt"/>
    </style:style>
    <style:style style:name="T37" style:family="text">
      <style:text-properties fo:color="#222222" style:font-name="arial1" officeooo:rsid="00424543" style:font-size-asian="12pt" style:font-size-complex="12pt"/>
    </style:style>
    <style:style style:name="T38" style:family="text">
      <style:text-properties fo:color="#222222" style:font-name="arial1" officeooo:rsid="002c0c25"/>
    </style:style>
    <style:style style:name="T39" style:family="text">
      <style:text-properties fo:color="#222222" style:text-position="super 58%" style:font-name="arial1" style:font-size-asian="12pt" style:font-size-complex="12pt"/>
    </style:style>
    <style:style style:name="T40" style:family="text">
      <style:text-properties officeooo:rsid="0029920f" style:font-size-asian="12pt" style:font-size-complex="12pt"/>
    </style:style>
    <style:style style:name="T41" style:family="text">
      <style:text-properties officeooo:rsid="002a0ece" style:font-size-asian="12pt" style:font-size-complex="12pt"/>
    </style:style>
    <style:style style:name="T42" style:family="text">
      <style:text-properties officeooo:rsid="002d9b84" style:font-size-asian="12pt" style:font-size-complex="12pt"/>
    </style:style>
    <style:style style:name="T43" style:family="text">
      <style:text-properties officeooo:rsid="00424543"/>
    </style:style>
    <style:style style:name="T44" style:family="text">
      <style:text-properties officeooo:rsid="0042c4bc"/>
    </style:style>
    <style:style style:name="T45" style:family="text">
      <style:text-properties officeooo:rsid="0043dec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ltaStream Energy.</text:p>
      <text:p text:style-name="Text_20_body"/>
      <text:p text:style-name="Text_20_body"/>
      <text:p text:style-name="P7">Details:</text:p>
      <text:p text:style-name="P1">Private upstream oil and gas company; <text:span text:style-name="T44">founded in 2013</text:span>. <text:span text:style-name="T8">Around 50 employees</text:span> officially; <text:span text:style-name="T8">but </text:span>the company contracts others when needed. <text:span text:style-name="T44">Most of the technical people worked previously in Baytex</text:span>. The <text:span text:style-name="T11">chart</text:span> is the structure of who reports to who; as well as the roles of each person. <text:span text:style-name="T7">Located </text:span><text:span text:style-name="T1">633 - 6th Ave. SW, Calgary, Alberta, T2P 2Y5,.</text:span></text:p>
      <text:p text:style-name="P7">Relationship:</text:p>
      <text:p text:style-name="P1">There main relationship is <text:span text:style-name="T7">ARC Financial Corp.; there role is to financial fund DeltaStream Energy capital, which reported 100 million dollars on October 27 2014. But looking at there future plans DeltaStream must of got more capital for the new discover of median weight </text:span></text:p>
      <text:p text:style-name="P2">After doing more deep searching I figured out there <text:span text:style-name="T10">was 4 more people in the board:</text:span></text:p>
      <text:list xml:id="list7886837456190295681" text:style-name="L1">
        <text:list-item>
          <text:p text:style-name="P30"><text:span text:style-name="T8">William Slavin: </text:span><text:span text:style-name="T2">Chairman of the Board</text:span></text:p>
        </text:list-item>
        <text:list-item>
          <text:p text:style-name="P31">Carl Landry CFA</text:p>
        </text:list-item>
        <text:list-item>
          <text:p text:style-name="P31">Allen Bey</text:p>
        </text:list-item>
        <text:list-item>
          <text:p text:style-name="P31">Steven Sinclair</text:p>
        </text:list-item>
      </text:list>
      <text:p text:style-name="P3">Looking into each other there background they all work in ARC Financial Corp; and there roles is to look at the company as a whole and decides if the company should gain more capital and plans of development is on schedule.</text:p>
      <text:p text:style-name="P4">DeltaStream has a relationship with<text:span text:style-name="T9"> </text:span><text:span text:style-name="T4">Savanna Energy Services Corp contracts based work for drilling there wells.</text:span></text:p>
      <text:p text:style-name="P6"><text:span text:style-name="T4">D</text:span><text:span text:style-name="T3">ata Flow Summary</text:span></text:p>
      <text:p text:style-name="P5"><text:span text:style-name="T3">DeltaStream Energy </text:span><text:span text:style-name="T5">is</text:span><text:span text:style-name="T3"> </text:span><text:span text:style-name="T6">separated</text:span><text:span text:style-name="T5"> by <text:s/>departments:</text:span></text:p>
      <text:list xml:id="list94452884484288219" text:style-name="L2">
        <text:list-item>
          <text:p text:style-name="P32">The Board</text:p>
        </text:list-item>
        <text:list-item>
          <text:p text:style-name="P33">Engineering</text:p>
        </text:list-item>
        <text:list-item>
          <text:p text:style-name="P33">Operations &amp; Marketing</text:p>
        </text:list-item>
        <text:list-item>
          <text:p text:style-name="P33">Financial</text:p>
        </text:list-item>
        <text:list-item>
          <text:p text:style-name="P33">Geology</text:p>
          <text:p text:style-name="P33"/>
        </text:list-item>
      </text:list>
      <text:p text:style-name="P8"><text:soft-page-break/>The Board:</text:p>
      <text:p text:style-name="P9">This department looks at the company as a whole, and <text:s/>discuss <text:span text:style-name="T12">personal </text:span><text:s/>information with <text:span text:style-name="T12">Roger Tang and Steve Brownridge. They also sometimes attend meetings with the Presidents and Vice Presidents to view overall plans of production as well as cost.</text:span></text:p>
      <text:p text:style-name="P10">Presidents </text:p>
      <text:p text:style-name="P10">Roger Tang as he isn't a technical person in the field he mostly discusses information to the Board and Steve Brownridge; discussion are about <text:s/>future plans, financial needs and development.</text:p>
      <text:p text:style-name="P10">Vice Presidents</text:p>
      <text:p text:style-name="P10">All the Vice Presidents engage with each other; <text:span text:style-name="T13">as there roles have to help each other complete the wells, operate, and transport the crude. </text:span></text:p>
      <text:p text:style-name="P11">Engineering</text:p>
      <text:p text:style-name="P12">Jill Mcauley is in design and in charge of <text:s/>drilling of <text:s/>well programing, as she is also supervises Dave Friesen, <text:span text:style-name="T14">a Drilling Manager and Reece Writer, a Exploitation engineer.</text:span></text:p>
      <text:p text:style-name="P13">Dave Friesen the drilling manager engages with Jill Mcauley with in daily basis when well programing is operating. Dave is on the field engages with a 3<text:span text:style-name="T15">rd</text:span> party contracts putting plans in of Jills in ord<text:span text:style-name="T16">e</text:span>r. <text:span text:style-name="T43">Dave wil</text:span> <text:span text:style-name="T16">c</text:span>ommunicates <text:s/>with Jill by email or phone about changes, plans, and <text:span text:style-name="T17">day to day operations.</text:span></text:p>
      <text:p text:style-name="P14">Reece, Exploitation Engineer discusses Jill about plans of how to drill the well with the thought of optimization. <text:span text:style-name="T18">Reece would talk to Jill in person or through email.</text:span></text:p>
      <text:p text:style-name="P14">Financial</text:p>
      <text:p text:style-name="P15">Joanne Darval-Dronyk, is in charge of all the finance, how money flows in and out of the company; communicates with banks <text:span text:style-name="T19">and accountant frequently</text:span> as well she supervises Robyn, the controller and <text:span text:style-name="T20">Pamela, the accountant. They communicate mostly in the office but occasionally through email.</text:span></text:p>
      <text:p text:style-name="P16"><text:span text:style-name="T40">Robyn, </text:span><text:span text:style-name="T42">the controller</text:span><text:span text:style-name="T40"> takes control off </text:span><text:span text:style-name="T41">Authorization</text:span><text:span text:style-name="T21"> for Expenditure </text:span><text:span text:style-name="T22">after disusing with </text:span><text:span text:style-name="T38">all departments vice presidents about programing and operation cost </text:span><text:span text:style-name="T24">, </text:span><text:span text:style-name="T25">plus engages with Jill </text:span><text:span text:style-name="T26">for future revenue and financial forecast. Discussion about information is mostly through email.</text:span></text:p>
      <text:p text:style-name="P17"><text:span text:style-name="T26">P</text:span><text:span text:style-name="T23">amela, the accountant audits and documents everything and engages with Robyn and Joanne through email.</text:span></text:p>
      <text:p text:style-name="P25"/>
      <text:p text:style-name="P25"/>
      <text:p text:style-name="P25"/>
      <text:p text:style-name="P20"><text:soft-page-break/><text:span text:style-name="T26">O</text:span><text:span text:style-name="T29">perations &amp; Marketing</text:span></text:p>
      <text:p text:style-name="P18"><text:span text:style-name="T23">Bill Krepps , engages with 3</text:span><text:span text:style-name="T39">rd</text:span><text:span text:style-name="T23"> party services Jill, and Steve discuses information about design of the well and type of crude oil. Bill, also plans </text:span><text:span text:style-name="T27">the transportation of the production and </text:span><text:span text:style-name="T23"><text:s/></text:span><text:span text:style-name="T27">figures out were its bought. </text:span><text:span text:style-name="T28">Information with Bill and other vice president is performed through meetings. Bill is in charge of the whole Operations but only <text:s/>engages with Jeff and John through email and phone calls.</text:span></text:p>
      <text:p text:style-name="P19"><text:span text:style-name="T23">Jeff, </text:span><text:span text:style-name="T33">Production engineer </text:span><text:span text:style-name="T30">talks to all the </text:span><text:span text:style-name="T31">field </text:span><text:span text:style-name="T30">operators on the field daily </text:span><text:span text:style-name="T32">through</text:span><text:span text:style-name="T31"> the phone and email. Jeff objective is to instruct the operators to optimize production. </text:span><text:span text:style-name="T32">Also notifies Bill about prediction of decline of production to Bill through meetings. </text:span></text:p>
      <text:p text:style-name="P26"/>
      <text:p text:style-name="P19"><text:span text:style-name="T33">John </text:span><text:span text:style-name="T34">Skoreyko is responsible for the field operators, helps each of them if there is any problems plus gives training when needed. Safety meetings weekly basis.</text:span></text:p>
      <text:p text:style-name="P27"/>
      <text:p text:style-name="P21"><text:span text:style-name="T23">Field operator</text:span><text:span text:style-name="T37">s</text:span><text:span text:style-name="T23"> </text:span><text:span text:style-name="T35">objective is to maintain the pumps for optimization. Talks to John and Jeff daily, sends information about the wells and tanks through on line server.</text:span></text:p>
      <text:p text:style-name="P28"/>
      <text:p text:style-name="P28">Geology</text:p>
      <text:p text:style-name="P22"><text:span text:style-name="T23">Steve Brownridge engages </text:span><text:span text:style-name="T36">with the rest of geology department, Verna and Sandy, his objective is to find petroleum product. Once a discover occurred he engages </text:span><text:span text:style-name="T23"><text:s/></text:span><text:span text:style-name="T36">with provincial government about leasing the land. </text:span></text:p>
      <text:p text:style-name="P23"><text:span text:style-name="T36">V</text:span><text:span text:style-name="T23">ernia and <text:s/>Sandy work together to <text:s/>figure out what spots are best for drilling the wells. Making maps for both structural and cross sections. Both Sandy and Verna show <text:s/>Steve the plans for review </text:span><text:span text:style-name="T37">through meeting with scientific reasoning. </text:span></text:p>
      <text:p text:style-name="P34"/>
      <text:p text:style-name="P34"/>
      <text:p text:style-name="P34"/>
      <text:p text:style-name="P34"/>
      <text:p text:style-name="P34"/>
      <text:p text:style-name="P34"/>
      <text:p text:style-name="P34"/>
      <text:p text:style-name="P34"/>
      <text:p text:style-name="P34"/>
      <text:p text:style-name="P34"><text:soft-page-break/></text:p>
      <text:p text:style-name="P35">References</text:p>
      <text:p text:style-name="P35">Link<text:span text:style-name="T45">edin</text:span>com</text:p>
      <text:p text:style-name="P35">Facebook.com</text:p>
      <text:p text:style-name="P24"><text:a xlink:type="simple" xlink:href="https://www.zoominfo.com/c/deltastream-energy-corp/373400265" text:style-name="Internet_20_link" text:visited-style-name="Visited_20_Internet_20_Link"><text:span text:style-name="T23">https://www.zoominfo.com/c/deltastream-energy-corp/373400265</text:span></text:a></text:p>
      <text:p text:style-name="P35">Accumap software figuring out locations of where they drill and who they operate with</text:p>
      <text:p text:style-name="P35">bloomberg.com</text:p>
      <text:p text:style-name="P24"><text:span text:style-name="T23"><text:s/></text:span><text:a xlink:type="simple" xlink:href="https://pitchbook.com/" text:style-name="Internet_20_link" text:visited-style-name="Visited_20_Internet_20_Link">https://pitchbook.com/</text:a></text:p>
      <text:p text:style-name="P35"/>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Open Sans" svg:font-family="'Open Sans', sans-serif"/>
    <style:font-face style:name="arial1" svg:font-family="arial, sans-serif"/>
    <style:font-face style:name="arial" svg:font-family="arial, sans-serif-light,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11:56:02.279298873</meta:creation-date>
    <dc:date>2019-01-29T23:26:00.019647032</dc:date>
    <meta:editing-duration>PT13H57M44S</meta:editing-duration>
    <meta:editing-cycles>9</meta:editing-cycles>
    <meta:generator>LibreOffice/5.1.6.2$Linux_X86_64 LibreOffice_project/10m0$Build-2</meta:generator>
    <meta:document-statistic meta:table-count="0" meta:image-count="0" meta:object-count="0" meta:page-count="4" meta:paragraph-count="49" meta:word-count="785" meta:character-count="4915" meta:non-whitespace-character-count="4168"/>
  </office:meta>
</office:document-meta>
</file>